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1d09dd" officeooo:paragraph-rsid="001d09dd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officeooo:paragraph-rsid="001d09dd"/>
    </style:style>
    <style:style style:name="P3" style:family="paragraph" style:parent-style-name="Standard">
      <style:paragraph-properties fo:text-align="center" style:justify-single-word="false"/>
      <style:text-properties style:font-name="Cambria" fo:font-size="21pt" officeooo:paragraph-rsid="001d09dd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style:font-name="Cambria" fo:font-size="26pt" officeooo:paragraph-rsid="001d09dd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Cambria" fo:font-size="26pt" officeooo:rsid="000cfc4a" officeooo:paragraph-rsid="001d09dd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24pt" officeooo:paragraph-rsid="001d09dd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Cambria" fo:font-size="24pt" officeooo:rsid="000cfc4a" officeooo:paragraph-rsid="001d09dd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Cambria" fo:font-size="24pt" fo:font-weight="bold" officeooo:rsid="000cfc4a" officeooo:paragraph-rsid="001d09d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mbria" fo:font-size="16pt" officeooo:rsid="000cfc4a" officeooo:paragraph-rsid="001d09dd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6pt" officeooo:rsid="000cfc4a" officeooo:paragraph-rsid="001d09dd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6pt" fo:font-weight="bold" officeooo:rsid="001d09dd" officeooo:paragraph-rsid="001d09dd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Cambria" fo:font-size="14pt" fo:font-weight="bold" officeooo:rsid="001d09dd" officeooo:paragraph-rsid="001d09d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style:font-name="Cambria" fo:font-size="14pt" fo:font-weight="bold" officeooo:rsid="001d09dd" officeooo:paragraph-rsid="001d09dd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Cambria" fo:font-size="12pt" fo:font-weight="normal" officeooo:rsid="001d09dd" officeooo:paragraph-rsid="001d09dd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Cambria" fo:font-size="12pt" fo:font-weight="normal" officeooo:rsid="001d09dd" officeooo:paragraph-rsid="001d09dd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line-height="150%" fo:text-align="start" style:justify-single-word="false"/>
      <style:text-properties style:font-name="Cambria" fo:font-size="12pt" fo:font-weight="normal" officeooo:rsid="001d09dd" officeooo:paragraph-rsid="001d09d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Cambria" fo:font-size="12pt" fo:font-weight="normal" officeooo:rsid="001d09dd" officeooo:paragraph-rsid="001d09d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3803"/>
    </style:style>
    <style:style style:name="T3" style:family="text">
      <style:text-properties style:font-name="Georgia"/>
    </style:style>
    <style:style style:name="T4" style:family="text">
      <style:text-properties style:font-name="Calibri"/>
    </style:style>
    <style:style style:name="T5" style:family="text">
      <style:text-properties style:font-name="Cambria"/>
    </style:style>
    <style:style style:name="T6" style:family="text">
      <style:text-properties style:font-name="Cambria" fo:font-size="12pt" fo:font-weight="normal" officeooo:rsid="001d09dd" style:font-size-asian="10.5pt" style:font-weight-asian="normal" style:font-size-complex="12pt" style:font-weight-complex="normal"/>
    </style:style>
    <style:style style:name="T7" style:family="text">
      <style:text-properties officeooo:rsid="001fe72e"/>
    </style:style>
    <style:style style:name="T8" style:family="text">
      <style:text-properties officeooo:rsid="0021ed0d"/>
    </style:style>
    <style:style style:name="T9" style:family="text">
      <style:text-properties officeooo:rsid="00229578"/>
    </style:style>
    <style:style style:name="T10" style:family="text">
      <style:text-properties officeooo:rsid="0029b21b"/>
    </style:style>
    <style:style style:name="T11" style:family="text">
      <style:text-properties officeooo:rsid="002ae6f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/>
      <text:p text:style-name="P6"/>
      <text:p text:style-name="P8">System Requirements Specification </text:p>
      <text:p text:style-name="P8">(SRS)</text:p>
      <text:p text:style-name="P8"/>
      <text:p text:style-name="P8"/>
      <text:p text:style-name="P7">Ticktrak 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">Version:</text:span> 1.0</text:p>
      <text:p text:style-name="P10"><text:span text:style-name="T1">Last Updated:</text:span> June 17, 2025</text:p>
      <text:p text:style-name="P10"><text:span text:style-name="T1">Author: </text:span>Carlo Merin</text:p>
      <text:p text:style-name="P11"/>
      <text:list xml:id="list3116706969" text:style-name="L1">
        <text:list-item>
          <text:p text:style-name="P12"><text:soft-page-break/>Introduction</text:p>
          <text:list>
            <text:list-item>
              <text:p text:style-name="P14">Purpose</text:p>
              <text:p text:style-name="P15">The Ticktrak App is a task-tracking platform designed to help users manage their tasks and track progress. The main objective <text:span text:style-name="T10">of this is to</text:span> enable users to create, view, update, <text:span text:style-name="T2">delete and complete tasks while retain the view of their task progress.</text:span></text:p>
              <text:p text:style-name="P15"/>
            </text:list-item>
            <text:list-item>
              <text:p text:style-name="P14">Scope</text:p>
              <text:p text:style-name="P15">This Application includes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6">Welcome/Landing Page</text:p>
                </text:list-item>
                <text:list-item>
                  <text:p text:style-name="P16">User Authentication (Login/Register)</text:p>
                </text:list-item>
                <text:list-item>
                  <text:p text:style-name="P16">Dashboard View</text:p>
                </text:list-item>
                <text:list-item>
                  <text:p text:style-name="P16">Side and Top Navigation Menu</text:p>
                </text:list-item>
                <text:list-item>
                  <text:p text:style-name="P16">User Profile/Settings</text:p>
                </text:list-item>
              </text:list>
            </text:list-item>
          </text:list>
        </text:list-item>
      </text:list>
      <text:list text:continue-list="list3116706969" text:style-name="L1">
        <text:list-item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  <text:list-item>
          <text:p text:style-name="P12">User Role and Permissions</text:p>
          <text:list>
            <text:list-item>
              <text:p text:style-name="P15">User – Create, View, Update and Delete</text:p>
            </text:list-item>
            <text:list-item>
              <text:p text:style-name="P15">Admin – Manage All the users.</text:p>
              <text:p text:style-name="P15"/>
            </text:list-item>
          </text:list>
        </text:list-item>
        <text:list-item>
          <text:p text:style-name="P12">Functional Requirements</text:p>
          <text:list>
            <text:list-item>
              <text:p text:style-name="P15">User Authentication</text:p>
              <text:list>
                <text:list-item>
                  <text:p text:style-name="P15">Register and Login</text:p>
                </text:list-item>
              </text:list>
            </text:list-item>
            <text:list-item>
              <text:p text:style-name="P15">User Profile/Setting</text:p>
              <text:list>
                <text:list-item>
                  <text:p text:style-name="P15">Add Profile Picture</text:p>
                </text:list-item>
                <text:list-item>
                  <text:p text:style-name="P15">Update <text:span text:style-name="T10">I</text:span><text:span text:style-name="T11">nformation</text:span></text:p>
                </text:list-item>
                <text:list-item>
                  <text:p text:style-name="P15">Change Password</text:p>
                </text:list-item>
                <text:list-item>
                  <text:p text:style-name="P2"><text:span text:style-name="T6">Delete Account</text:span></text:p>
                  <text:p text:style-name="P15"/>
                </text:list-item>
              </text:list>
            </text:list-item>
          </text:list>
        </text:list-item>
        <text:list-item>
          <text:p text:style-name="P12">Non-Functional Requirements</text:p>
          <text:list>
            <text:list-item>
              <text:p text:style-name="P15">Security: Password hashing</text:p>
            </text:list-item>
            <text:list-item>
              <text:p text:style-name="P15">Performance: Response should be 500ms minimum</text:p>
            </text:list-item>
            <text:list-item>
              <text:p text:style-name="P15">Validation: Proper input sani<text:span text:style-name="T2">ta</text:span>tion and error message</text:p>
              <text:p text:style-name="P15"><text:soft-page-break/></text:p>
            </text:list-item>
          </text:list>
        </text:list-item>
        <text:list-item>
          <text:p text:style-name="P13">Database Schema (Tables)</text:p>
          <text:list>
            <text:list-item>
              <text:p text:style-name="P15">Table: Users</text:p>
              <text:list>
                <text:list-item>
                  <text:p text:style-name="P15">id – Primary Key</text:p>
                </text:list-item>
                <text:list-item>
                  <text:p text:style-name="P15">name – String <text:span text:style-name="T7">| max:255</text:span></text:p>
                </text:list-item>
                <text:list-item>
                  <text:p text:style-name="P15">profile – String | Null</text:p>
                </text:list-item>
                <text:list-item>
                  <text:p text:style-name="P15">email – String | Email | Unique</text:p>
                </text:list-item>
                <text:list-item>
                  <text:p text:style-name="P15">password – String | Hash</text:p>
                </text:list-item>
              </text:list>
            </text:list-item>
          </text:list>
        </text:list-item>
      </text:list>
      <text:p text:style-name="P17"/>
      <text:list text:continue-numbering="true" text:style-name="L1">
        <text:list-item>
          <text:p text:style-name="P13">User Interface</text:p>
          <text:list>
            <text:list-item>
              <text:p text:style-name="P15">Top Navbar</text:p>
              <text:list>
                <text:list-item>
                  <text:p text:style-name="P15">Search Function</text:p>
                </text:list-item>
                <text:list-item>
                  <text:p text:style-name="P15">Dark/Light Mode</text:p>
                </text:list-item>
                <text:list-item>
                  <text:p text:style-name="P15">Profile (Name and Email)</text:p>
                </text:list-item>
              </text:list>
            </text:list-item>
            <text:list-item>
              <text:p text:style-name="P15">Side Navbar</text:p>
              <text:list>
                <text:list-item>
                  <text:p text:style-name="P15">Application Logo</text:p>
                </text:list-item>
                <text:list-item>
                  <text:p text:style-name="P15">Menu (placeholder)</text:p>
                  <text:list>
                    <text:list-item>
                      <text:p text:style-name="P15">Dashboard</text:p>
                    </text:list-item>
                    <text:list-item>
                      <text:p text:style-name="P15">My Task</text:p>
                    </text:list-item>
                  </text:list>
                </text:list-item>
                <text:list-item>
                  <text:p text:style-name="P15">Others (placeholder)</text:p>
                  <text:list>
                    <text:list-item>
                      <text:p text:style-name="P15">Setting</text:p>
                    </text:list-item>
                    <text:list-item>
                      <text:p text:style-name="P15">Logout</text:p>
                      <text:p text:style-name="P15"/>
                    </text:list-item>
                  </text:list>
                </text:list-item>
              </text:list>
            </text:list-item>
          </text:list>
        </text:list-item>
        <text:list-item>
          <text:p text:style-name="P13">Styling Guidelines</text:p>
          <text:list>
            <text:list-item>
              <text:p text:style-name="P15">Icons</text:p>
              <text:list>
                <text:list-item>
                  <text:p text:style-name="P1"><text:a xlink:type="simple" xlink:href="https://heroicons.com/" text:style-name="Internet_20_link" text:visited-style-name="Visited_20_Internet_20_Link"><text:span text:style-name="T5">Hero Icons</text:span></text:a></text:p>
                </text:list-item>
                <text:list-item>
                  <text:p text:style-name="P1"><text:a xlink:type="simple" xlink:href="https://www.untitledui.com/free-icons" text:style-name="Internet_20_link" text:visited-style-name="Visited_20_Internet_20_Link"><text:span text:style-name="T5">Untitledui.com/free-icons</text:span></text:a></text:p>
                </text:list-item>
              </text:list>
            </text:list-item>
            <text:list-item>
              <text:p text:style-name="P15">Tailwind CSS <text:span text:style-name="T10">(UI)</text:span></text:p>
              <text:list>
                <text:list-item>
                  <text:p text:style-name="P1"><text:a xlink:type="simple" xlink:href="http://Tailwind.com/" text:style-name="Internet_20_link" text:visited-style-name="Visited_20_Internet_20_Link"><text:span text:style-name="T5">Tailwind.com</text:span></text:a></text:p>
                </text:list-item>
                <text:list-item>
                  <text:p text:style-name="P1"><text:a xlink:type="simple" xlink:href="http://Flowbite.com/" text:style-name="Internet_20_link" text:visited-style-name="Visited_20_Internet_20_Link"><text:span text:style-name="T5">Flowbite.com</text:span></text:a></text:p>
                </text:list-item>
              </text:list>
            </text:list-item>
            <text:list-item>
              <text:p text:style-name="P15">Graphs</text:p>
              <text:list>
                <text:list-item>
                  <text:p text:style-name="P1"><text:a xlink:type="simple" xlink:href="https://apexcharts.com/" text:style-name="Internet_20_link" text:visited-style-name="Visited_20_Internet_20_Link"><text:span text:style-name="T5">Apexcharts.com</text:span>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07:57:43.544000000</meta:creation-date>
    <dc:date>2025-06-17T09:40:11.176000000</dc:date>
    <meta:editing-duration>PT1H42M23S</meta:editing-duration>
    <meta:editing-cycles>10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60" meta:word-count="245" meta:character-count="1466" meta:non-whitespace-character-count="1325"/>
  </office:meta>
</office:document-meta>
</file>